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606" officeooo:paragraph-rsid="0004f606"/>
    </style:style>
    <style:style style:name="P2" style:family="paragraph" style:parent-style-name="Standard">
      <style:text-properties officeooo:rsid="0006d8ee" officeooo:paragraph-rsid="0006d8ee"/>
    </style:style>
    <style:style style:name="P3" style:family="paragraph" style:parent-style-name="Standard">
      <style:paragraph-properties fo:text-align="center" style:justify-single-word="false"/>
      <style:text-properties fo:font-size="24pt" fo:font-weight="bold" officeooo:rsid="0004f606" officeooo:paragraph-rsid="0004f606"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28pt" fo:font-weight="bold" officeooo:rsid="0004f606" officeooo:paragraph-rsid="0004f606" style:font-size-asian="28pt" style:font-weight-asian="bold" style:font-size-complex="28pt" style:font-weight-complex="bold"/>
    </style:style>
    <style:style style:name="P5" style:family="paragraph" style:parent-style-name="Standard">
      <style:text-properties officeooo:rsid="00075da6" officeooo:paragraph-rsid="00075da6"/>
    </style:style>
    <style:style style:name="P6" style:family="paragraph" style:parent-style-name="Standard">
      <style:paragraph-properties fo:text-align="center" style:justify-single-word="false" fo:break-before="page"/>
      <style:text-properties fo:font-size="16pt" fo:font-weight="bold" officeooo:rsid="0004f606" officeooo:paragraph-rsid="0004f606" style:font-size-asian="16pt" style:font-weight-asian="bold" style:font-size-complex="16pt" style:font-weight-complex="bold"/>
    </style:style>
    <style:style style:name="P7" style:family="paragraph" style:parent-style-name="Preformatted_20_Text">
      <style:text-properties fo:color="#000000" style:font-name="DejaVu Sans Mono" fo:font-size="12pt" style:font-size-asian="12pt" style:font-size-complex="12pt"/>
    </style:style>
    <style:style style:name="P8" style:family="paragraph" style:parent-style-name="Standard" style:list-style-name="L1">
      <style:text-properties officeooo:rsid="0004f606" officeooo:paragraph-rsid="0004f606"/>
    </style:style>
    <style:style style:name="P9" style:family="paragraph" style:parent-style-name="Standard" style:list-style-name="L1">
      <style:text-properties officeooo:rsid="0006d8ee" officeooo:paragraph-rsid="0006d8ee"/>
    </style:style>
    <style:style style:name="P10" style:family="paragraph" style:parent-style-name="Standard">
      <style:paragraph-properties fo:text-align="center" style:justify-single-word="false"/>
      <style:text-properties officeooo:rsid="0006d8ee" officeooo:paragraph-rsid="0006d8ee"/>
    </style:style>
    <style:style style:name="P11" style:family="paragraph" style:parent-style-name="Standard">
      <style:text-properties officeooo:rsid="0006d8ee" officeooo:paragraph-rsid="0006d8ee"/>
    </style:style>
    <style:style style:name="P12" style:family="paragraph" style:parent-style-name="Standard">
      <style:text-properties fo:font-size="12pt" officeooo:rsid="0006d8ee" officeooo:paragraph-rsid="0006d8ee" style:font-size-asian="12pt" style:font-size-complex="12pt"/>
    </style:style>
    <style:style style:name="P13" style:family="paragraph" style:parent-style-name="Standard">
      <style:text-properties fo:font-size="12pt" officeooo:rsid="00081e76" officeooo:paragraph-rsid="00081e76" style:font-size-asian="12pt" style:font-size-complex="12pt"/>
    </style:style>
    <style:style style:name="P14" style:family="paragraph" style:parent-style-name="Standard">
      <style:paragraph-properties fo:text-align="center" style:justify-single-word="false"/>
      <style:text-properties fo:font-size="12pt" fo:font-weight="bold" officeooo:rsid="00081e76" officeooo:paragraph-rsid="00081e76" style:font-size-asian="12pt" style:font-weight-asian="bold" style:font-size-complex="12pt" style:font-weight-complex="bold"/>
    </style:style>
    <style:style style:name="P15" style:family="paragraph" style:parent-style-name="Standard">
      <style:text-properties fo:font-size="12pt" fo:font-weight="bold" officeooo:rsid="00081e76" officeooo:paragraph-rsid="00081e76" style:font-size-asian="12pt" style:font-weight-asian="bold" style:font-size-complex="12pt" style:font-weight-complex="bold"/>
    </style:style>
    <style:style style:name="P16" style:family="paragraph" style:parent-style-name="Standard">
      <style:text-properties officeooo:rsid="00081e76" officeooo:paragraph-rsid="00081e76"/>
    </style:style>
    <style:style style:name="P17" style:family="paragraph" style:parent-style-name="Standard">
      <style:text-properties style:font-name="Liberation Serif" fo:font-size="12pt" officeooo:rsid="00081e76" officeooo:paragraph-rsid="00081e76" style:font-size-asian="12pt" style:font-size-complex="12pt"/>
    </style:style>
    <style:style style:name="P18" style:family="paragraph" style:parent-style-name="Standard">
      <style:text-properties style:font-name="Liberation Serif" fo:font-size="12pt" fo:font-weight="bold" officeooo:rsid="00081e76" officeooo:paragraph-rsid="00081e76" style:font-size-asian="12pt" style:font-weight-asian="bold" style:font-size-complex="12pt" style:font-weight-complex="bold"/>
    </style:style>
    <style:style style:name="P19" style:family="paragraph" style:parent-style-name="Standard">
      <style:paragraph-properties fo:text-align="center" style:justify-single-word="false" fo:break-before="page"/>
      <style:text-properties fo:font-size="16pt" fo:font-weight="bold" officeooo:rsid="0006d8ee" officeooo:paragraph-rsid="0006d8ee" style:font-size-asian="16pt" style:font-weight-asian="bold" style:font-size-complex="16pt" style:font-weight-complex="bold"/>
    </style:style>
    <style:style style:name="T1" style:family="text">
      <style:text-properties officeooo:rsid="0006d8ee"/>
    </style:style>
    <style:style style:name="T2" style:family="text">
      <style:text-properties officeooo:rsid="00075da6"/>
    </style:style>
    <style:style style:name="T3" style:family="text">
      <style:text-properties fo:color="#000000" style:font-name="DejaVu Sans Mono"/>
    </style:style>
    <style:style style:name="T4" style:family="text">
      <style:text-properties fo:color="#000000" style:font-name="Liberation Serif"/>
    </style:style>
    <style:style style:name="T5" style:family="text">
      <style:text-properties fo:font-size="12pt" style:font-size-asian="12pt" style:font-size-complex="12pt"/>
    </style:style>
    <style:style style:name="T6" style:family="text">
      <style:text-properties fo:font-size="16pt"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4">CS5300 Assignment 1</text:p>
      <text:p text:style-name="P4">Basic Perceptron</text:p>
      <text:p text:style-name="P3"/>
      <text:p text:style-name="P3"/>
      <text:p text:style-name="P3"/>
      <text:p text:style-name="P3"/>
      <text:p text:style-name="P3"/>
      <text:p text:style-name="P3"/>
      <text:p text:style-name="P3"/>
      <text:p text:style-name="P3"/>
      <text:p text:style-name="P3"/>
      <text:p text:style-name="P3"/>
      <text:p text:style-name="P3">Brandon Rodriguez</text:p>
      <text:p text:style-name="P1"/>
      <text:p text:style-name="P1"><text:line-break/></text:p>
      <text:p text:style-name="P6">The Perceptron</text:p>
      <text:p text:style-name="P1"/>
      <text:p text:style-name="P1">The <text:span text:style-name="T1">P</text:span>erceptron <text:span text:style-name="T1">training</text:span> is somewhat simple, once you understand it.</text:p>
      <text:list xml:id="list6287622957367837081" text:style-name="L1">
        <text:list-item>
          <text:p text:style-name="P8">Start with a dataset (in this case, one was provided for us).</text:p>
        </text:list-item>
        <text:list-item>
          <text:p text:style-name="P8">Determine a single value to attempt to predict (the “target” data) by analyzing all other values (the “feature” data).</text:p>
        </text:list-item>
        <text:list-item>
          <text:p text:style-name="P8">The Perceptron needs results in categorization form, so the easiest way is to have a single “threshold value” (in this case, it was the median of the target data). Iterate through both the prediction results and the target data, comparing to the median.</text:p>
        </text:list-item>
        <text:list-item>
          <text:p text:style-name="P9">As you compare, results and target data will each create vector/array of binary, where 1’s represent “above median” and 0’s represent “below median”.</text:p>
        </text:list-item>
        <text:list-item>
          <text:p text:style-name="P9">Pass the above two vectors into a delta/weight update function of “(target – results) * features)”. Should result in 0 if correct, or a vector of values proportional to feature importance, if wrong.</text:p>
        </text:list-item>
        <text:list-item>
          <text:p text:style-name="P9">Go back to step one and continually try until training is complete.</text:p>
        </text:list-item>
      </text:list>
      <text:p text:style-name="P1"/>
      <text:p text:style-name="P2">Additionally, to make it more reliable, I had a separate “tracker” class to hold the training results. It stored all the weights and error margin of each training iteration. This tracker told the Perceptron to train until no more improvements were found. At the end of training, if the Perceptron started getting worse results, then the tracker reset the Perceptron’s weights to whatever iteration happened to have the best results.</text:p>
      <text:p text:style-name="P2"/>
      <text:p text:style-name="P2"/>
      <text:p text:style-name="P10"><text:span text:style-name="T6">Difficulties</text:span></text:p>
      <text:p text:style-name="P2"/>
      <text:p text:style-name="P2">During this project, I ran into two major difficulties, both related to delta calculation.</text:p>
      <text:p text:style-name="P2"/>
      <text:p text:style-name="P2">First, I did not initially understand the delta at all. I was creating a delta of a single value (instead of a vector) and thus was updating all weights equally. <text:span text:style-name="T2">Obviously, this gave in subpar results, where every training and prediction attempt gave a roughly 50% success rate (plus or minus 10%, likely based on the random arrangement of data for that iteration).</text:span></text:p>
      <text:p text:style-name="P2"/>
      <text:p text:style-name="P5">Then, I separated the delta calculation to create a full vector. However, I didn’t understand this was where the “Perceptron needs categorical data” part came in. I was trying to use the original predictions and targets, instead of the binary-converted predictions and targets. Thus, for every training iteration, my weights would always grow exponentially larger until they hit “nan” and stopped being meaningful.</text:p>
      <text:p text:style-name="P1"/>
      <text:p text:style-name="P1"/>
      <text:p text:style-name="P19">Results</text:p>
      <text:p text:style-name="P12"/>
      <text:p text:style-name="P14">Training</text:p>
      <text:p text:style-name="P13"/>
      <text:p text:style-name="P15">Worst</text:p>
      <text:p text:style-name="P13"/>
      <text:p text:style-name="P13">The worst training error margin I’ve seen is 32.23%, which took 7 iterations.</text:p>
      <text:p text:style-name="P13">This is equivalent to a worst accuracy of 67.77%.</text:p>
      <text:p text:style-name="P13"/>
      <text:p text:style-name="P15">Best</text:p>
      <text:p text:style-name="P13"/>
      <text:p text:style-name="P13">The best training error margin I’ve seen is 18.70%, which took 12 iterations.</text:p>
      <text:p text:style-name="P13">This is equivalent to a best accuracy of 81.29%.</text:p>
      <text:p text:style-name="P13"/>
      <text:p text:style-name="P13">The weights for this run were “<text:span text:style-name="T3">[-856.5955149545546, -58.92601010101331, -322.70357070708326, 87.33787878787781, 8.618586060605965, 511.87717929293075, -366.2458080807665, -294.0981688383781, -144.65858585859047, 74.09646464646771, -842.6703535353603, 306.8624747474481, -4279.737338383892]</text:span>”.</text:p>
      <text:p text:style-name="P13"/>
      <text:p text:style-name="P15">Average</text:p>
      <text:p text:style-name="P13"/>
      <text:p text:style-name="P13">Generally speaking, the training accuracy seems to average between 73% and 75%.</text:p>
      <text:p text:style-name="P13"/>
      <text:p text:style-name="P13"/>
      <text:p text:style-name="P14">Prediction</text:p>
      <text:p text:style-name="P13"/>
      <text:p text:style-name="P15">Worst</text:p>
      <text:p text:style-name="P13"/>
      <text:p text:style-name="P13">The worst prediction error margin I’ve seen is “20 out of 55 wrong”, or 63% accuracy.</text:p>
      <text:p text:style-name="P13"/>
      <text:p text:style-name="P15">Best</text:p>
      <text:p text:style-name="P13"/>
      <text:p text:style-name="P13">The best prediction error margin I’ve seen is “8 out of 55 wrong”, or 85% accuracy.</text:p>
      <text:p text:style-name="P13"/>
      <text:p text:style-name="P13">The weights for this run were <text:span text:style-name="T3">"[-539.9001902525342, -520.1868686868609, -881.6200101009991, 43.09898989899008, -3.1930587373735855, 440.35094595959913, -1073.6900505050542, -512.6323558080858, 1281.2373737373807, -51.29696969697341, -835.6596464646688, 396.0395555555739, -4204.478924242387]</text:span><text:span text:style-name="T4">".</text:span></text:p>
      <text:p text:style-name="P17"/>
      <text:p text:style-name="P18">Average</text:p>
      <text:p text:style-name="P17"/>
      <text:p text:style-name="P16"><text:span text:style-name="T5">Generally speaking, the prediction error margin seems to average around “11 or 12 wrong out of 55” which is equivalent to roughly 80% accura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7T11:23:18.626355790</meta:creation-date>
    <dc:date>2018-05-17T12:07:17.238935622</dc:date>
    <meta:editing-duration>PT9M21S</meta:editing-duration>
    <meta:editing-cycles>2</meta:editing-cycles>
    <meta:generator>LibreOffice/5.1.6.2$Linux_X86_64 LibreOffice_project/10m0$Build-2</meta:generator>
    <meta:document-statistic meta:table-count="0" meta:image-count="0" meta:object-count="0" meta:page-count="3" meta:paragraph-count="36" meta:word-count="536" meta:character-count="3581" meta:non-whitespace-character-count="3084"/>
  </office:meta>
</office:document-meta>
</file>